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fo:color="#007fff"/>
    </style:style>
    <style:style style:name="T3" style:family="text">
      <style:text-properties fo:font-size="12.00pt" fo:font-weight="bold" fo:font-family="Arial" style:font-family-asian="Arial" style:font-family-complex="Arial" fo:background-color="transparent" fo:color="#007fff"/>
    </style:style>
    <style:style style:name="T4" style:family="text">
      <style:text-properties fo:font-size="12.00pt" fo:font-weight="bold" fo:font-family="Arial" style:font-family-asian="Arial" style:font-family-complex="Arial" fo:background-color="transparent" fo:color="#5f5f9f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fo:color="#5f5f9f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>
        <style:tab-stops>
          <style:tab-stop style:position="137.25pt"/>
        </style:tab-stops>
      </style:paragraph-properties>
    </style:style>
    <style:style style:name="P2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4" style:family="paragraph">
      <style:paragraph-properties fo:line-height="115.00%" fo:text-align="justify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8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10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14" style:family="paragraph">
      <style:paragraph-properties fo:line-height="115.00%" fo:text-align="justify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18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1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20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</style:tab-stops>
      </style:paragraph-properties>
    </style:style>
    <style:style style:name="P22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91.05pt"/>
          <style:tab-stop style:position="3286.95pt" style:type="center"/>
        </style:tab-stops>
      </style:paragraph-properties>
    </style:style>
    <style:style style:name="P24" style:family="paragraph">
      <style:paragraph-properties fo:line-height="115.00%" fo:text-align="justify"/>
    </style:style>
    <style:style style:name="P25" style:family="paragraph">
      <style:paragraph-properties fo:line-height="115.00%" fo:text-align="left">
        <style:tab-stops>
          <style:tab-stop style:position="137.25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91.0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1.05pt"/>
          <style:tab-stop style:position="3286.95pt" style:type="center"/>
        </style:tab-stops>
      </style:paragraph-properties>
    </style:style>
    <style:style style:name="P28" style:family="paragraph">
      <style:paragraph-properties fo:line-height="115.00%" fo:text-align="justify"/>
    </style:style>
    <style:style style:name="P29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0" style:family="paragraph">
      <style:paragraph-properties fo:line-height="100.00%" fo:text-align="left" fo:margin-left="2.70pt" fo:text-indent="-2.70pt">
        <style:tab-stops>
          <style:tab-stop style:position="91.05pt"/>
          <style:tab-stop style:position="3286.95pt" style:type="center"/>
        </style:tab-stops>
      </style:paragraph-properties>
    </style:style>
    <style:style style:name="P31" style:family="paragraph">
      <style:paragraph-properties fo:line-height="115.00%" fo:text-align="justify"/>
    </style:style>
    <style:style style:name="P32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1.05pt"/>
          <style:tab-stop style:position="3286.95pt" style:type="center"/>
        </style:tab-stops>
      </style:paragraph-properties>
    </style:style>
    <style:style style:name="P34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36" style:family="paragraph">
      <style:paragraph-properties fo:line-height="115.00%" fo:text-align="justify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40" style:family="paragraph">
      <style:paragraph-properties fo:line-height="115.00%" fo:text-align="justify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42" style:family="paragraph">
      <style:paragraph-properties fo:line-height="115.00%" fo:text-align="justify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44" style:family="paragraph">
      <style:paragraph-properties fo:line-height="115.00%" fo:text-align="justify"/>
    </style:style>
    <style:style style:name="P45" style:family="paragraph">
      <style:paragraph-properties fo:line-height="115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47" style:family="paragraph">
      <style:paragraph-properties fo:line-height="115.00%" fo:text-align="justify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49" style:family="paragraph">
      <style:paragraph-properties fo:line-height="115.00%" fo:text-align="justify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07.55pt"/>
          <style:tab-stop style:position="3286.95pt" style:type="center"/>
        </style:tab-stops>
      </style:paragraph-properties>
    </style:style>
    <style:style style:name="P51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TableColumn0100" style:family="table-column">
      <style:table-column-properties style:column-width="1.343750in"/>
    </style:style>
    <style:style style:name="TableColumn0101" style:family="table-column">
      <style:table-column-properties style:column-width="5.354167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343750in"/>
    </style:style>
    <style:style style:name="TableColumn0201" style:family="table-column">
      <style:table-column-properties style:column-width="5.354167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302083in"/>
    </style:style>
    <style:style style:name="TableColumn0301" style:family="table-column">
      <style:table-column-properties style:column-width="5.354167in"/>
    </style:style>
    <style:style style:name="Table03" style:family="table">
      <style:table-properties style:width="6.6562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531250in"/>
    </style:style>
    <style:style style:name="TableColumn0401" style:family="table-column">
      <style:table-column-properties style:column-width="5.197917in"/>
    </style:style>
    <style:style style:name="Table04" style:family="table">
      <style:table-properties style:width="6.72916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<text:s/></text:span><text:span text:style-name="T2"><text:s/></text:span><text:span text:style-name="T3"><text:s/></text:span><text:span text:style-name="T4">Obaro I. Johnson</text:span></text:p>
      <text:p text:style-name="P1"><text:a xlink:href="mailto:johnson.obaro@hotmail.com"><text:span text:style-name="T6">johnson.obaro@hotmail.com</text:span></text:a><text:span text:style-name="T7">, </text:span></text:p>
      <text:p text:style-name="P1"><text:span text:style-name="T8">+44(0)7423004067, 07393873549</text:span></text:p>
      <text:p text:style-name="P1"><text:span text:style-name="T9"/></text:p>
      <text:p text:style-name="P1"><text:span text:style-name="T10">Software<text:s text:c="2"/>Engineer </text:span></text:p>
      <text:p text:style-name="P2"><text:span text:style-name="T11"/></text:p>
      <text:p text:style-name="P2"><text:span text:style-name="T12">Profile</text:span></text:p>
      <text:p text:style-name="P2"><text:span text:style-name="T13">I am passionate software engineer who enjoy solving, creating and developing software applications.</text:span></text:p>
      <text:p text:style-name="P2"><text:span text:style-name="T14">I studied computer science at the University of West London, I am fortunate to graduate with a<text:s/></text:span><text:span text:style-name="T15">ﬁ</text:span><text:span text:style-name="T16">rst class degree(Hons) and have gained industrial experiences from my previous education and works as a software engineer. I have had the opportunity to work with Iris software, Tripleplay-Services and<text:s text:c="2"/>Johnson Control<text:s/></text:span><text:span text:style-name="T17">–</text:span><text:span text:style-name="T18"><text:s/>Tyco Fire Panel as a software engineer. Furthermore, I have also undertaken other different job roles as the computer instructor. I’m a quick learner and also keen to learn new skills with the ability to work in a challenging environment and able to solve a complex problem to the best of my knowledge.</text:span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20">Base Skills</text:span></text:p>
      <text:p text:style-name="P2"><text:span text:style-name="T21"/></text:p>
      <text:p text:style-name="P2"><text:span text:style-name="T22">•</text:span><text:span text:style-name="T23"><text:s/>Knowledge on<text:s text:c="2"/>HTML, CSS, PHP,<text:s text:c="2"/>NodeJs, ReactJs, Web API</text:span></text:p>
      <text:p text:style-name="P2"><text:span text:style-name="T24">•</text:span><text:span text:style-name="T25"><text:s text:c="2"/>C/C++ , C# and VB.Net , Java, Python</text:span></text:p>
      <text:p text:style-name="P2"><text:span text:style-name="T26">•</text:span><text:span text:style-name="T27"><text:s/>Win32 API and QT GUI Framework, Window MFC and WPF Framework.</text:span></text:p>
      <text:p text:style-name="P2"><text:span text:style-name="T28">•</text:span><text:span text:style-name="T29"><text:s/>Web Services, RestFul API </text:span></text:p>
      <text:p text:style-name="P2"><text:span text:style-name="T30">•</text:span><text:span text:style-name="T31"><text:s/>Knowledge on Design Pattern, OOP and SOLID Principle </text:span></text:p>
      <text:p text:style-name="P2"><text:span text:style-name="T32">•</text:span><text:span text:style-name="T33"><text:s/>Databases and SQL</text:span></text:p>
      <text:p text:style-name="P2"><text:span text:style-name="T34"/></text:p>
      <text:p text:style-name="P2"><text:span text:style-name="T34"/></text:p>
      <text:p text:style-name="P2"><text:span text:style-name="T35">Others Skills </text:span></text:p>
      <text:p text:style-name="P2"><text:span text:style-name="T36"/></text:p>
      <text:p text:style-name="P2"><text:span text:style-name="T37">-Knowledge in Mathematics.</text:span></text:p>
      <text:p text:style-name="P2"><text:span text:style-name="T37">- Understanding of<text:s text:c="2"/>Graphical Hardware and 3D Programming. </text:span></text:p>
      <text:p text:style-name="P2"><text:span text:style-name="T37">- Problem solving skills,</text:span></text:p>
      <text:p text:style-name="P2"><text:span text:style-name="T37">- SQL/Mysql and Oracle database</text:span></text:p>
      <text:p text:style-name="P2"><text:span text:style-name="T37">- Knowledge on Relational Database/ Uniform Modeling Language(UML),</text:span></text:p>
      <text:p text:style-name="P2"><text:span text:style-name="T37">- Embedded System Programming - Amino Settop boxes (IPTV)</text:span></text:p>
      <text:p text:style-name="P2"><text:span text:style-name="T37">- Knowledge on Supervision Controls SVN,<text:s text:c="2"/>Code Collaborator Git and Integrity(MKS). -Basic skills in Financial Trading.</text:span></text:p>
      <text:p text:style-name="P2"><text:span text:style-name="T37">- Knowledge on X86 Assembler Programming</text:span></text:p>
      <text:p text:style-name="P2"><text:span text:style-name="T37">- C++ 11 and C++ 14 STL<text:s text:c="2"/>and Socket Programming</text:span></text:p>
      <text:p text:style-name="P2"><text:span text:style-name="T37">- Visual Studio IDE and QT Creator </text:span></text:p>
      <text:p text:style-name="P2"><text:span text:style-name="T37"/></text:p>
      <text:p text:style-name="P2"><text:span text:style-name="T38"/></text:p>
      <text:p text:style-name="P2"><text:span text:style-name="T38"/></text:p>
      <text:p text:style-name="P2"><text:span text:style-name="T39">Working Experience</text:span></text:p>
      <text:p text:style-name="P2"><text:span text:style-name="T40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1">Company<text:s/></text:span><text:span text:style-name="T42"/></text:p>
          </table:table-cell>
          <table:table-cell table:style-name="TableCell010001">
            <text:p text:style-name="P5"><text:span text:style-name="T43">Johnson Control<text:s/></text:span><text:span text:style-name="T44">–</text:span><text:span text:style-name="T45"><text:s/>Tyco Fire Panel<text:s text:c="2"/>(</text:span><text:span text:style-name="T46">12th Dec.2016<text:s/></text:span><text:span text:style-name="T47">−</text:span><text:span text:style-name="T48"><text:s/>Current</text:span><text:span text:style-name="T49">)</text:span><text:span text:style-name="T50"/></text:p>
          </table:table-cell>
        </table:table-row>
        <table:table-row table:style-name="TableRow0101">
          <table:table-cell table:style-name="TableCell010100">
            <text:p text:style-name="P8"><text:span text:style-name="T51">Role</text:span><text:span text:style-name="T52"/></text:p>
          </table:table-cell>
          <table:table-cell table:style-name="TableCell010101">
            <text:p text:style-name="P8"><text:span text:style-name="T53">C#/C++ Window Software Engineer<text:s/></text:span><text:span text:style-name="T54"/></text:p>
          </table:table-cell>
        </table:table-row>
        <table:table-row table:style-name="TableRow0102">
          <table:table-cell table:style-name="TableCell010200">
            <text:p text:style-name="P10"><text:span text:style-name="T55">Duties</text:span><text:span text:style-name="T56"/></text:p>
          </table:table-cell>
          <table:table-cell table:style-name="TableCell010201">
            <text:p text:style-name="P10"><text:span text:style-name="T57">- Maintaining and debugging existing software to be able to reduce<text:s text:c="9"/>system bugs</text:span></text:p>
            <text:p text:style-name="P10"><text:span text:style-name="T57">- Testing exists system software to specification and requirements</text:span></text:p>
            <text:p text:style-name="P10"><text:span text:style-name="T57">- Writing and implementing new application features and requirement.</text:span></text:p>
            <text:p text:style-name="P10"><text:span text:style-name="T57">- Working on a new NG PANEL CONFIGURATION Tools using the C# and WPF.</text:span></text:p>
            <text:p text:style-name="P10"><text:span text:style-name="T57">- Tools</text:span></text:p>
            <text:p text:style-name="P10"><text:span text:style-name="T57"><text:s text:c="4"/>MKS intergrity , QT framework,<text:s text:c="2"/>MFC framework , Git , Python , C++ /C#<text:s text:c="2"/>along side bash script.</text:span><text:span text:style-name="T58"/></text:p>
          </table:table-cell>
        </table:table-row>
      </table:table>
      <text:p text:style-name="P12"><text:span text:style-name="T5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4"><text:span text:style-name="T59">Company<text:s/></text:span><text:span text:style-name="T60"/></text:p>
          </table:table-cell>
          <table:table-cell table:style-name="TableCell020001">
            <text:p text:style-name="P15"><text:span text:style-name="T61">Tripleplay-Services<text:s text:c="2"/>(</text:span><text:span text:style-name="T62">4th Apirl 2016<text:s/></text:span><text:span text:style-name="T63">−</text:span><text:span text:style-name="T64"><text:s/>12th Auguest 2016</text:span><text:span text:style-name="T65">)</text:span><text:span text:style-name="T66"/></text:p>
          </table:table-cell>
        </table:table-row>
        <table:table-row table:style-name="TableRow0201">
          <table:table-cell table:style-name="TableCell020100">
            <text:p text:style-name="P18"><text:span text:style-name="T67">Role</text:span><text:span text:style-name="T68"/></text:p>
          </table:table-cell>
          <table:table-cell table:style-name="TableCell020101">
            <text:p text:style-name="P18"><text:span text:style-name="T69">Software Engineer<text:s/></text:span><text:span text:style-name="T70"/></text:p>
          </table:table-cell>
        </table:table-row>
        <table:table-row table:style-name="TableRow0202">
          <table:table-cell table:style-name="TableCell020200">
            <text:p text:style-name="P20"><text:span text:style-name="T71">Duties</text:span><text:span text:style-name="T72"/></text:p>
          </table:table-cell>
          <table:table-cell table:style-name="TableCell020201">
            <text:p text:style-name="P20"><text:span text:style-name="T73">- Maintaining and debugging existing software to be able to reduce system bugs</text:span></text:p>
            <text:p text:style-name="P20"><text:span text:style-name="T73">- Testing exists system software to specification andrequirements</text:span></text:p>
            <text:p text:style-name="P20"><text:span text:style-name="T73">-Writing and implementing new application features.</text:span><text:span text:style-name="T74"/></text:p>
          </table:table-cell>
        </table:table-row>
      </table:table>
      <text:p text:style-name="P22"><text:span text:style-name="T75"><text:s text:c="3"/>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4"><text:span text:style-name="T77">Company<text:s/></text:span><text:span text:style-name="T78"/></text:p>
          </table:table-cell>
          <table:table-cell table:style-name="TableCell030001">
            <text:p text:style-name="P25"><text:span text:style-name="T79">Iris Software London (</text:span><text:span text:style-name="T80">4th August 2014 to 26th September 2014)</text:span><text:span text:style-name="T81"/></text:p>
          </table:table-cell>
        </table:table-row>
        <table:table-row table:style-name="TableRow0301">
          <table:table-cell table:style-name="TableCell030100">
            <text:p text:style-name="P28"><text:span text:style-name="T82">Role</text:span><text:span text:style-name="T83"/></text:p>
          </table:table-cell>
          <table:table-cell table:style-name="TableCell030101">
            <text:p text:style-name="P29"><text:span text:style-name="T84">C+ + /C# Software Engineer<text:s/></text:span><text:span text:style-name="T85"/></text:p>
          </table:table-cell>
        </table:table-row>
        <table:table-row table:style-name="TableRow0302">
          <table:table-cell table:style-name="TableCell030200">
            <text:p text:style-name="P31"><text:span text:style-name="T86">Duties</text:span><text:span text:style-name="T87"/></text:p>
          </table:table-cell>
          <table:table-cell table:style-name="TableCell030201">
            <text:p text:style-name="P32"><text:span text:style-name="T88"><text:s/></text:span><text:span text:style-name="T89">−</text:span><text:span text:style-name="T90"><text:s/>Debugging and reducing existing system bugs</text:span></text:p>
            <text:p text:style-name="P32"><text:span text:style-name="T91"><text:s/></text:span><text:span text:style-name="T92">−</text:span><text:span text:style-name="T93"><text:s/>Integrating new features into existing product</text:span></text:p>
            <text:p text:style-name="P32"><text:span text:style-name="T94"><text:s/></text:span><text:span text:style-name="T95">−</text:span><text:span text:style-name="T96"><text:s/>Implementing POC for new features</text:span><text:span text:style-name="T97"/></text:p>
          </table:table-cell>
        </table:table-row>
      </table:table>
      <text:p text:style-name="P34"><text:span text:style-name="T97"/></text:p>
      <text:p text:style-name="P34"><text:span text:style-name="T98">Education History</text:span></text:p>
      <text:p text:style-name="P34"><text:span text:style-name="T99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36"><text:span text:style-name="T100">Institution</text:span><text:span text:style-name="T101"/></text:p>
          </table:table-cell>
          <table:table-cell table:style-name="TableCell040001">
            <text:p text:style-name="P37"><text:span text:style-name="T102">West London University(Comp. Science) 1st class(Hons.)</text:span><text:span text:style-name="T103"/></text:p>
          </table:table-cell>
        </table:table-row>
        <table:table-row table:style-name="TableRow0401">
          <table:table-cell table:style-name="TableCell040100">
            <text:p text:style-name="P40"><text:span text:style-name="T104">Period<text:s/></text:span><text:span text:style-name="T105"/></text:p>
          </table:table-cell>
          <table:table-cell table:style-name="TableCell040101">
            <text:p text:style-name="P40"><text:span text:style-name="T106">2012<text:s/></text:span><text:span text:style-name="T107">–</text:span><text:span text:style-name="T108"><text:s/>2015</text:span><text:span text:style-name="T109"/></text:p>
          </table:table-cell>
        </table:table-row>
        <table:table-row table:style-name="TableRow0402">
          <table:table-cell table:style-name="TableCell040200">
            <text:p text:style-name="P42"><text:span text:style-name="T110">Subject Includes</text:span><text:span text:style-name="T111"/></text:p>
          </table:table-cell>
          <table:table-cell table:style-name="TableCell040201">
            <text:p text:style-name="P42"><text:span text:style-name="T112">- Grid Computing</text:span></text:p>
            <text:p text:style-name="P42"><text:span text:style-name="T112">- Distributing System </text:span></text:p>
            <text:p text:style-name="P42"><text:span text:style-name="T112">- Functional Programming </text:span></text:p>
            <text:p text:style-name="P42"><text:span text:style-name="T112">- Object Oriented Programming </text:span></text:p>
            <text:p text:style-name="P42"><text:span text:style-name="T112">- Database designed and Modelling.<text:s text:c="2"/></text:span></text:p>
            <text:p text:style-name="P42"><text:span text:style-name="T112">- Middle-ware programming </text:span></text:p>
            <text:p text:style-name="P42"><text:span text:style-name="T112">- Databases and SQL</text:span><text:span text:style-name="T113"/></text:p>
          </table:table-cell>
        </table:table-row>
        <table:table-row table:style-name="TableRow0403">
          <table:table-cell table:style-name="TableCell040300">
            <text:p text:style-name="P44"><text:span text:style-name="T114">Institution</text:span><text:span text:style-name="T115"/></text:p>
          </table:table-cell>
          <table:table-cell table:style-name="TableCell040301">
            <text:p text:style-name="P45"><text:span text:style-name="T116">Auchi Polytechnic (Comp. Science) [Upper credit 3.36]</text:span><text:span text:style-name="T117"/></text:p>
          </table:table-cell>
        </table:table-row>
        <table:table-row table:style-name="TableRow0404">
          <table:table-cell table:style-name="TableCell040400">
            <text:p text:style-name="P47"><text:span text:style-name="T118">Period<text:s/></text:span><text:span text:style-name="T119"/></text:p>
          </table:table-cell>
          <table:table-cell table:style-name="TableCell040401">
            <text:p text:style-name="P47"><text:span text:style-name="T120">2008</text:span><text:span text:style-name="T121">–</text:span><text:span text:style-name="T122"><text:s/>2011</text:span><text:span text:style-name="T123"/></text:p>
          </table:table-cell>
        </table:table-row>
        <table:table-row table:style-name="TableRow0405">
          <table:table-cell table:style-name="TableCell040500">
            <text:p text:style-name="P49"><text:span text:style-name="T124">Subject Includes</text:span><text:span text:style-name="T125"/></text:p>
          </table:table-cell>
          <table:table-cell table:style-name="TableCell040501">
            <text:p text:style-name="P49"><text:span text:style-name="T126">•</text:span><text:span text:style-name="T127"><text:s/>System Design &amp;Development </text:span></text:p>
            <text:p text:style-name="P49"><text:span text:style-name="T128">•</text:span><text:span text:style-name="T129"><text:s/>Research Methods </text:span></text:p>
            <text:p text:style-name="P49"><text:span text:style-name="T130">•</text:span><text:span text:style-name="T131"><text:s/>Functional Programming </text:span></text:p>
            <text:p text:style-name="P49"><text:span text:style-name="T132">•</text:span><text:span text:style-name="T133"><text:s/>Principles of Accounting I </text:span></text:p>
            <text:p text:style-name="P49"><text:span text:style-name="T134">•</text:span><text:span text:style-name="T135"><text:s/>Descriptive Mathematics and Statistical Theory. </text:span></text:p>
            <text:p text:style-name="P49"><text:span text:style-name="T136">•</text:span><text:span text:style-name="T137"><text:s/>Linear Programming </text:span></text:p>
            <text:p text:style-name="P49"><text:span text:style-name="T138">•</text:span><text:span text:style-name="T139"><text:s/>Databases and SQL</text:span></text:p>
            <text:p text:style-name="P49"><text:span text:style-name="T140">•</text:span><text:span text:style-name="T141"><text:s/>English I &amp;II</text:span><text:span text:style-name="T142"/></text:p>
          </table:table-cell>
        </table:table-row>
      </table:table>
      <text:p text:style-name="P51"><text:span text:style-name="T142"/></text:p>
      <text:p text:style-name="P51"><text:span text:style-name="T143">Projects</text:span></text:p>
      <text:p text:style-name="P51"><text:span text:style-name="T144"/></text:p>
      <text:p text:style-name="P51"><text:span text:style-name="T145">IPTV Middleware</text:span></text:p>
      <text:p text:style-name="P51"><text:span text:style-name="T146"><text:s text:c="2"/>I was part of the IPTV Software team at triple play-services, where must of my job was to work alongside with the team to develop and maintain an exists system components.</text:span></text:p>
      <text:p text:style-name="P51"><text:span text:style-name="T146">At Triple play-service we were using SVN and Javascript and PHP as the primary development tools.</text:span></text:p>
      <text:p text:style-name="P51"><text:span text:style-name="T147"/></text:p>
      <text:p text:style-name="P51"><text:span text:style-name="T148">Account Production and<text:s text:c="2"/>Tax Software</text:span></text:p>
      <text:p text:style-name="P51"><text:span text:style-name="T149"><text:s/>At Iris, I was working alonside with the development team to port an existing legacy C to C++ as an intern.<text:s text:c="2"/>Furthermore, I was also given the opportinuty to develop proof of concepts for the team base on customer request.</text:span></text:p>
      <text:p text:style-name="P51"><text:span text:style-name="T149"/></text:p>
      <text:p text:style-name="P51"><text:span text:style-name="T150"/></text:p>
      <text:p text:style-name="P51"><text:span text:style-name="T151">NG Consys / MXZ Consys</text:span></text:p>
      <text:p text:style-name="P51"><text:span text:style-name="T152">As part of the window software team at Tyco, I was responsible for incorporating new features and maintaining a MXZ Panel Configuration tool, writing and testing request feature requirement.</text:span></text:p>
      <text:p text:style-name="P51"><text:span text:style-name="T152">At current at Johnson I was expose to different development tools like git, MKS and Visual studio as the primary development toolkits.</text:span></text:p>
      <text:p text:style-name="P51"><text:span text:style-name="T152"/></text:p>
      <text:p text:style-name="P51"><text:span text:style-name="T153"/></text:p>
      <text:p text:style-name="P51"><text:span text:style-name="T154">Hobbies</text:span></text:p>
      <text:p text:style-name="P51"><text:span text:style-name="T155">Enjoy solving problem and writing, table tennis, basket ball at leisure time.</text:span></text:p>
      <text:p text:style-name="P51"><text:span text:style-name="T156"/></text:p>
      <text:p text:style-name="P51"><text:span text:style-name="T157">References</text:span></text:p>
      <text:p text:style-name="P51"><text:span text:style-name="T158">Will be provided on reques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